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Standard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quick brown fox jumps over the lazy do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3cm" fo:margin-bottom="3cm" fo:margin-left="2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Win32 OpenOffice.org_project/680m125$Build-8947</meta:generator>
    <dc:title>The quick brown fox jumps over the lazy dog</dc:title>
    <dc:subject>Gym class featuring a brown fox and lazy dog</dc:subject>
    <meta:initial-creator>Nevin Nollop</meta:initial-creator>
    <meta:creation-date>2005-09-06T23:34:00</meta:creation-date>
    <dc:creator>Jesper Steen Møller</dc:creator>
    <dc:date>2005-09-06T23:49:00</dc:date>
    <meta:keyword>Pangram</meta:keyword>
    <meta:keyword>fox</meta:keyword>
    <meta:keyword>dog</meta:keyword>
    <dc:language>en-US</dc:language>
    <meta:editing-cycles>5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9" meta:character-count="43"/>
  </office:meta>
</office:document-meta>
</file>